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SourceValidity.MultiSourceValidity( SourceResolver resolver ,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SourceValidity.isVali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SourceValidity.addSource( Source s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ultiSourceValidity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SourceValidity.isValid( SourceValidity newValid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SourceValidity.computeStatus( SourceResolver resolv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